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2.418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2.39cm"/>
    </style:style>
    <style:style style:name="co19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office:value-type="string">
            <text:p>P_CLEAR_MANAGER</text:p>
          </table:table-cell>
          <table:table-cell office:value-type="string">
            <text:p>P_CLEAR_ACC</text:p>
          </table:table-cell>
          <table:table-cell office:value-type="string">
            <text:p>DDL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);&quot;;&quot;&quot;)" office:value-type="string" office:string-value="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',P_CLEAR_ACC=&gt;'');">
            <text:p>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);</text:p>
          </table:table-cell>
        </table:table-row>
        <table:table-row table:style-name="ro2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2"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);&quot;;&quot;&quot;)" office:value-type="string" office:string-value="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);">
            <text:p>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1">
          <table:table-cell table:number-columns-repeated="13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,&quot;&amp;[.$L$1]&amp;&quot;=&gt;'&quot;&amp;[.L24]&amp;&quot;',&quot;&amp;[.$M$1]&amp;&quot;=&gt;'&quot;&amp;[.M24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);&quot;;&quot;&quot;)">
            <text:p/>
          </table:table-cell>
        </table:table-row>
        <table:table-row table:style-name="ro1">
          <table:table-cell table:number-columns-repeated="13"/>
          <table:table-cell table:formula="of:=IF([.A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null,'ADD_VER',null,null,null);">
            <text:p>insert into DICTIONARIES(DICT_ID, DICTIONARY_NAME,CODE,DESCRIPTION,ATTRIBUTE1,ATTRIBUTE2,ATTRIBUTE3,ATTRIBUTE4,NUM_ATTR1,NUM_ATTR2,PARENT_CODE) values (DICTIONARY_SEQ.nextval, 'ARTICLE_STATUS','PACC','Przekazany do recenzji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.02.2016</text:date>, <text:time>20:15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20:15:33.55</dc:date>
    <meta:editing-duration>PT2H39M53S</meta:editing-duration>
    <meta:editing-cycles>12</meta:editing-cycles>
    <meta:generator>OpenOffice/4.1.2$Win32 OpenOffice.org_project/412m3$Build-9782</meta:generator>
    <meta:document-statistic meta:table-count="3" meta:cell-count="1963" meta:object-count="0"/>
  </office:meta>
</office:document-meta>
</file>